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ext-properties style:text-underline-style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8.278cm" svg:height="2.71cm" svg:x="37.79cm" svg:y="5.78cm">
            <draw:object draw:notify-on-update-of-ranges="Hoja1.I1:Hoja1.I1 Hoja1.I2:Hoja1.I12 Hoja1.J1:Hoja1.J1 Hoja1.K2:Hoja1.K12 Hoja1.I1:Hoja1.I1 Hoja1.I2:Hoja1.I12 Hoja1.K1:Hoja1.K1 Hoja1.K2:Hoja1.K12 Hoja1.I1:Hoja1.I1 Hoja1.I2:Hoja1.I12 Hoja1.L1:Hoja1.L1 Hoja1.L2:Hoja1.L12 Hoja1.I1:Hoja1.I1 Hoja1.I2:Hoja1.I12 Hoja1.M1:Hoja1.M1 Hoja1.M2:Hoja1.M12 Hoja1.I1:Hoja1.I1 Hoja1.I2:Hoja1.I12 Hoja1.N1:Hoja1.N1 Hoja1.N2:Hoja1.N12 Hoja1.I1:Hoja1.I1 Hoja1.I2:Hoja1.I12 Hoja1.O1:Hoja1.O1 Hoja1.O2:Hoja1.O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1cm" svg:height="9.009cm" svg:x="14.824cm" svg:y="3.161cm">
            <draw:object draw:notify-on-update-of-ranges="Hoja1.A15:Hoja1.A25 Hoja1.B15:Hoja1.B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6.874cm" svg:y="6.422cm">
            <draw:object draw:notify-on-update-of-ranges="Hoja1.A15:Hoja1.A25 Hoja1.C15:Hoja1.C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1cm" svg:height="9.008cm" svg:x="20.503cm" svg:y="17.227cm">
            <draw:object draw:notify-on-update-of-ranges="Hoja1.A43:Hoja1.A53 Hoja1.B43:Hoja1.B5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1cm" svg:height="9.008cm" svg:x="28.872cm" svg:y="17.408cm">
            <draw:object draw:notify-on-update-of-ranges="Hoja1.A43:Hoja1.A53 Hoja1.C43:Hoja1.C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01cm" svg:height="9.009cm" svg:x="17.401cm" svg:y="20.207cm">
            <draw:object draw:notify-on-update-of-ranges="Hoja1.A56:Hoja1.A66 Hoja1.C56:Hoja1.C6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01cm" svg:height="9.009cm" svg:x="23.991cm" svg:y="25.874cm">
            <draw:object draw:notify-on-update-of-ranges="Hoja1.A56:Hoja1.A66 Hoja1.B56:Hoja1.B6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25.917cm" svg:y="25.591cm">
            <draw:object draw:notify-on-update-of-ranges="Hoja1.A56:Hoja1.A66 Hoja1.D56:Hoja1.D6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22.223cm" svg:y="26.788cm">
            <draw:object draw:notify-on-update-of-ranges="Hoja1.A56:Hoja1.A66 Hoja1.F56:Hoja1.F6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_c (V)</text:p>
          </table:table-cell>
          <table:table-cell office:value-type="string" calcext:value-type="string">
            <text:p>V_r (V)</text:p>
          </table:table-cell>
          <table:table-cell office:value-type="string" calcext:value-type="string">
            <text:p>Carga</text:p>
          </table:table-cell>
          <table:table-cell table:number-columns-repeated="4"/>
          <table:table-cell office:value-type="string" calcext:value-type="string">
            <text:p>t (s)</text:p>
          </table:table-cell>
          <table:table-cell office:value-type="string" calcext:value-type="string">
            <text:p>Error t</text:p>
          </table:table-cell>
          <table:table-cell office:value-type="string" calcext:value-type="string">
            <text:p>V_c (V)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 por.</text:p>
          </table:table-cell>
          <table:table-cell office:value-type="string" calcext:value-type="string">
            <text:p>V_r (V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,66</text:p>
          </table:table-cell>
          <table:table-cell office:value-type="float" office:value="1.52" calcext:value-type="float">
            <text:p>1,52</text:p>
          </table:table-cell>
          <table:table-cell/>
          <table:table-cell table:formula="of:=[.B2]+[.C2]" office:value-type="float" office:value="5.18" calcext:value-type="float">
            <text:p>5,18</text:p>
          </table:table-cell>
          <table:table-cell table:number-columns-repeated="3"/>
          <table:table-cell table:style-name="ce1" office:value-type="float" office:value="0" calcext:value-type="float">
            <text:p>0,00</text:p>
          </table:table-cell>
          <table:table-cell table:formula="of:=1/100" office:value-type="float" office:value="0.01" calcext:value-type="float">
            <text:p>0,01</text:p>
          </table:table-cell>
          <table:table-cell office:value-type="float" office:value="2.28" calcext:value-type="float">
            <text:p>2,28</text:p>
          </table:table-cell>
          <table:table-cell office:value-type="float" office:value="0.01" calcext:value-type="float">
            <text:p>0,01</text:p>
          </table:table-cell>
          <table:table-cell table:formula="of:=0.7*[.K2]/100" office:value-type="float" office:value="0.01596" calcext:value-type="float">
            <text:p>0,01596</text:p>
          </table:table-cell>
          <table:table-cell office:value-type="float" office:value="-2.86" calcext:value-type="float">
            <text:p>-2,86</text:p>
          </table:table-cell>
          <table:table-cell table:style-name="ce1" table:formula="of:=MAX([.L2];[.M2])" office:value-type="float" office:value="0.01596" calcext:value-type="float">
            <text:p>0,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56" calcext:value-type="float">
            <text:p>3,56</text:p>
          </table:table-cell>
          <table:table-cell office:value-type="float" office:value="1.61" calcext:value-type="float">
            <text:p>1,61</text:p>
          </table:table-cell>
          <table:table-cell/>
          <table:table-cell table:formula="of:=[.B3]+[.C3]" office:value-type="float" office:value="5.17" calcext:value-type="float">
            <text:p>5,17</text:p>
          </table:table-cell>
          <table:table-cell table:number-columns-repeated="3"/>
          <table:table-cell table:style-name="ce1" office:value-type="float" office:value="10" calcext:value-type="float">
            <text:p>10,00</text:p>
          </table:table-cell>
          <table:table-cell table:formula="of:=1/100" office:value-type="float" office:value="0.01" calcext:value-type="float">
            <text:p>0,01</text:p>
          </table:table-cell>
          <table:table-cell office:value-type="float" office:value="2.37" calcext:value-type="float">
            <text:p>2,37</text:p>
          </table:table-cell>
          <table:table-cell office:value-type="float" office:value="0.01" calcext:value-type="float">
            <text:p>0,01</text:p>
          </table:table-cell>
          <table:table-cell table:formula="of:=0.7*[.K3]/100" office:value-type="float" office:value="0.01659" calcext:value-type="float">
            <text:p>0,01659</text:p>
          </table:table-cell>
          <table:table-cell office:value-type="float" office:value="-2.78" calcext:value-type="float">
            <text:p>-2,78</text:p>
          </table:table-cell>
          <table:table-cell table:style-name="ce1" table:formula="of:=MAX([.L3];[.M3])" office:value-type="float" office:value="0.01659" calcext:value-type="float">
            <text:p>0,0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47" calcext:value-type="float">
            <text:p>3,47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B4]+[.C4]" office:value-type="float" office:value="5.17" calcext:value-type="float">
            <text:p>5,17</text:p>
          </table:table-cell>
          <table:table-cell table:number-columns-repeated="3"/>
          <table:table-cell table:style-name="ce1" office:value-type="float" office:value="20" calcext:value-type="float">
            <text:p>20,00</text:p>
          </table:table-cell>
          <table:table-cell table:formula="of:=1/100" office:value-type="float" office:value="0.01" calcext:value-type="float">
            <text:p>0,01</text:p>
          </table:table-cell>
          <table:table-cell office:value-type="float" office:value="2.44" calcext:value-type="float">
            <text:p>2,44</text:p>
          </table:table-cell>
          <table:table-cell office:value-type="float" office:value="0.01" calcext:value-type="float">
            <text:p>0,01</text:p>
          </table:table-cell>
          <table:table-cell table:formula="of:=0.7*[.K4]/100" office:value-type="float" office:value="0.01708" calcext:value-type="float">
            <text:p>0,01708</text:p>
          </table:table-cell>
          <table:table-cell office:value-type="float" office:value="-2.71" calcext:value-type="float">
            <text:p>-2,71</text:p>
          </table:table-cell>
          <table:table-cell table:style-name="ce1" table:formula="of:=MAX([.L4];[.M4])" office:value-type="float" office:value="0.01708" calcext:value-type="float">
            <text:p>0,0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38" calcext:value-type="float">
            <text:p>3,38</text:p>
          </table:table-cell>
          <table:table-cell office:value-type="float" office:value="1.79" calcext:value-type="float">
            <text:p>1,79</text:p>
          </table:table-cell>
          <table:table-cell/>
          <table:table-cell table:formula="of:=[.B5]+[.C5]" office:value-type="float" office:value="5.17" calcext:value-type="float">
            <text:p>5,17</text:p>
          </table:table-cell>
          <table:table-cell table:number-columns-repeated="3"/>
          <table:table-cell table:style-name="ce1" office:value-type="float" office:value="30" calcext:value-type="float">
            <text:p>30,00</text:p>
          </table:table-cell>
          <table:table-cell table:formula="of:=1/100" office:value-type="float" office:value="0.01" calcext:value-type="float">
            <text:p>0,01</text:p>
          </table:table-cell>
          <table:table-cell office:value-type="float" office:value="2.52" calcext:value-type="float">
            <text:p>2,52</text:p>
          </table:table-cell>
          <table:table-cell office:value-type="float" office:value="0.01" calcext:value-type="float">
            <text:p>0,01</text:p>
          </table:table-cell>
          <table:table-cell table:formula="of:=0.7*[.K5]/100" office:value-type="float" office:value="0.01764" calcext:value-type="float">
            <text:p>0,01764</text:p>
          </table:table-cell>
          <table:table-cell office:value-type="float" office:value="-2.63" calcext:value-type="float">
            <text:p>-2,63</text:p>
          </table:table-cell>
          <table:table-cell table:style-name="ce1" table:formula="of:=MAX([.L5];[.M5])" office:value-type="float" office:value="0.01764" calcext:value-type="float">
            <text:p>0,0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3" calcext:value-type="float">
            <text:p>3,3</text:p>
          </table:table-cell>
          <table:table-cell office:value-type="float" office:value="1.87" calcext:value-type="float">
            <text:p>1,87</text:p>
          </table:table-cell>
          <table:table-cell/>
          <table:table-cell table:formula="of:=[.B6]+[.C6]" office:value-type="float" office:value="5.17" calcext:value-type="float">
            <text:p>5,17</text:p>
          </table:table-cell>
          <table:table-cell table:number-columns-repeated="3"/>
          <table:table-cell table:style-name="ce1" office:value-type="float" office:value="40" calcext:value-type="float">
            <text:p>40,00</text:p>
          </table:table-cell>
          <table:table-cell table:formula="of:=1/100" office:value-type="float" office:value="0.01" calcext:value-type="float">
            <text:p>0,01</text:p>
          </table:table-cell>
          <table:table-cell office:value-type="float" office:value="2.59" calcext:value-type="float">
            <text:p>2,59</text:p>
          </table:table-cell>
          <table:table-cell office:value-type="float" office:value="0.01" calcext:value-type="float">
            <text:p>0,01</text:p>
          </table:table-cell>
          <table:table-cell table:formula="of:=0.7*[.K6]/100" office:value-type="float" office:value="0.01813" calcext:value-type="float">
            <text:p>0,01813</text:p>
          </table:table-cell>
          <table:table-cell office:value-type="float" office:value="-2.56" calcext:value-type="float">
            <text:p>-2,56</text:p>
          </table:table-cell>
          <table:table-cell table:style-name="ce1" table:formula="of:=MAX([.L6];[.M6])" office:value-type="float" office:value="0.01813" calcext:value-type="float">
            <text:p>0,0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2" calcext:value-type="float">
            <text:p>3,22</text:p>
          </table:table-cell>
          <table:table-cell office:value-type="float" office:value="1.95" calcext:value-type="float">
            <text:p>1,95</text:p>
          </table:table-cell>
          <table:table-cell/>
          <table:table-cell table:formula="of:=[.B7]+[.C7]" office:value-type="float" office:value="5.17" calcext:value-type="float">
            <text:p>5,17</text:p>
          </table:table-cell>
          <table:table-cell table:number-columns-repeated="3"/>
          <table:table-cell table:style-name="ce1" office:value-type="float" office:value="50" calcext:value-type="float">
            <text:p>50,00</text:p>
          </table:table-cell>
          <table:table-cell table:formula="of:=1/100" office:value-type="float" office:value="0.01" calcext:value-type="float">
            <text:p>0,01</text:p>
          </table:table-cell>
          <table:table-cell office:value-type="float" office:value="2.66" calcext:value-type="float">
            <text:p>2,66</text:p>
          </table:table-cell>
          <table:table-cell office:value-type="float" office:value="0.01" calcext:value-type="float">
            <text:p>0,01</text:p>
          </table:table-cell>
          <table:table-cell table:formula="of:=0.7*[.K7]/100" office:value-type="float" office:value="0.01862" calcext:value-type="float">
            <text:p>0,01862</text:p>
          </table:table-cell>
          <table:table-cell office:value-type="float" office:value="-2.49" calcext:value-type="float">
            <text:p>-2,49</text:p>
          </table:table-cell>
          <table:table-cell table:style-name="ce1" table:formula="of:=MAX([.L7];[.M7])" office:value-type="float" office:value="0.01862" calcext:value-type="float">
            <text:p>0,0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14" calcext:value-type="float">
            <text:p>3,14</text:p>
          </table:table-cell>
          <table:table-cell office:value-type="float" office:value="2.03" calcext:value-type="float">
            <text:p>2,03</text:p>
          </table:table-cell>
          <table:table-cell/>
          <table:table-cell table:formula="of:=[.B8]+[.C8]" office:value-type="float" office:value="5.17" calcext:value-type="float">
            <text:p>5,17</text:p>
          </table:table-cell>
          <table:table-cell table:number-columns-repeated="3"/>
          <table:table-cell table:style-name="ce1" office:value-type="float" office:value="60" calcext:value-type="float">
            <text:p>60,00</text:p>
          </table:table-cell>
          <table:table-cell table:formula="of:=1/100" office:value-type="float" office:value="0.01" calcext:value-type="float">
            <text:p>0,01</text:p>
          </table:table-cell>
          <table:table-cell office:value-type="float" office:value="2.73" calcext:value-type="float">
            <text:p>2,73</text:p>
          </table:table-cell>
          <table:table-cell office:value-type="float" office:value="0.01" calcext:value-type="float">
            <text:p>0,01</text:p>
          </table:table-cell>
          <table:table-cell table:formula="of:=0.7*[.K8]/100" office:value-type="float" office:value="0.01911" calcext:value-type="float">
            <text:p>0,01911</text:p>
          </table:table-cell>
          <table:table-cell office:value-type="float" office:value="-2.42" calcext:value-type="float">
            <text:p>-2,42</text:p>
          </table:table-cell>
          <table:table-cell table:style-name="ce1" table:formula="of:=MAX([.L8];[.M8])" office:value-type="float" office:value="0.01911" calcext:value-type="float">
            <text:p>0,0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06" calcext:value-type="float">
            <text:p>3,06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[.B9]+[.C9]" office:value-type="float" office:value="5.16" calcext:value-type="float">
            <text:p>5,16</text:p>
          </table:table-cell>
          <table:table-cell table:number-columns-repeated="3"/>
          <table:table-cell table:style-name="ce1" office:value-type="float" office:value="70" calcext:value-type="float">
            <text:p>70,00</text:p>
          </table:table-cell>
          <table:table-cell table:formula="of:=1/100" office:value-type="float" office:value="0.01" calcext:value-type="float">
            <text:p>0,01</text:p>
          </table:table-cell>
          <table:table-cell office:value-type="float" office:value="2.79" calcext:value-type="float">
            <text:p>2,79</text:p>
          </table:table-cell>
          <table:table-cell office:value-type="float" office:value="0.01" calcext:value-type="float">
            <text:p>0,01</text:p>
          </table:table-cell>
          <table:table-cell table:formula="of:=0.7*[.K9]/100" office:value-type="float" office:value="0.01953" calcext:value-type="float">
            <text:p>0,01953</text:p>
          </table:table-cell>
          <table:table-cell office:value-type="float" office:value="-2.36" calcext:value-type="float">
            <text:p>-2,36</text:p>
          </table:table-cell>
          <table:table-cell table:style-name="ce1" table:formula="of:=MAX([.L9];[.M9])" office:value-type="float" office:value="0.01953" calcext:value-type="float">
            <text:p>0,02</text:p>
          </table:table-cell>
          <table:table-cell table:style-name="ce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99" calcext:value-type="float">
            <text:p>2,99</text:p>
          </table:table-cell>
          <table:table-cell office:value-type="float" office:value="2.18" calcext:value-type="float">
            <text:p>2,18</text:p>
          </table:table-cell>
          <table:table-cell/>
          <table:table-cell table:formula="of:=[.B10]+[.C10]" office:value-type="float" office:value="5.17" calcext:value-type="float">
            <text:p>5,17</text:p>
          </table:table-cell>
          <table:table-cell table:number-columns-repeated="3"/>
          <table:table-cell table:style-name="ce1" office:value-type="float" office:value="80" calcext:value-type="float">
            <text:p>80,00</text:p>
          </table:table-cell>
          <table:table-cell table:formula="of:=1/100" office:value-type="float" office:value="0.01" calcext:value-type="float">
            <text:p>0,01</text:p>
          </table:table-cell>
          <table:table-cell office:value-type="float" office:value="2.85" calcext:value-type="float">
            <text:p>2,85</text:p>
          </table:table-cell>
          <table:table-cell office:value-type="float" office:value="0.01" calcext:value-type="float">
            <text:p>0,01</text:p>
          </table:table-cell>
          <table:table-cell table:formula="of:=0.7*[.K10]/100" office:value-type="float" office:value="0.01995" calcext:value-type="float">
            <text:p>0,01995</text:p>
          </table:table-cell>
          <table:table-cell office:value-type="float" office:value="-2.3" calcext:value-type="float">
            <text:p>-2,3</text:p>
          </table:table-cell>
          <table:table-cell table:style-name="ce1" table:formula="of:=MAX([.L10];[.M10])" office:value-type="float" office:value="0.01995" calcext:value-type="float">
            <text:p>0,0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92" calcext:value-type="float">
            <text:p>2,92</text:p>
          </table:table-cell>
          <table:table-cell office:value-type="float" office:value="2.25" calcext:value-type="float">
            <text:p>2,25</text:p>
          </table:table-cell>
          <table:table-cell/>
          <table:table-cell table:formula="of:=[.B11]+[.C11]" office:value-type="float" office:value="5.17" calcext:value-type="float">
            <text:p>5,17</text:p>
          </table:table-cell>
          <table:table-cell table:number-columns-repeated="3"/>
          <table:table-cell table:style-name="ce1" office:value-type="float" office:value="90" calcext:value-type="float">
            <text:p>90,00</text:p>
          </table:table-cell>
          <table:table-cell table:formula="of:=1/100" office:value-type="float" office:value="0.01" calcext:value-type="float">
            <text:p>0,01</text:p>
          </table:table-cell>
          <table:table-cell office:value-type="float" office:value="2.91" calcext:value-type="float">
            <text:p>2,91</text:p>
          </table:table-cell>
          <table:table-cell office:value-type="float" office:value="0.01" calcext:value-type="float">
            <text:p>0,01</text:p>
          </table:table-cell>
          <table:table-cell table:formula="of:=0.7*[.K11]/100" office:value-type="float" office:value="0.02037" calcext:value-type="float">
            <text:p>0,02037</text:p>
          </table:table-cell>
          <table:table-cell office:value-type="float" office:value="-2.24" calcext:value-type="float">
            <text:p>-2,24</text:p>
          </table:table-cell>
          <table:table-cell table:style-name="ce1" table:formula="of:=MAX([.L11];[.M11])" office:value-type="float" office:value="0.02037" calcext:value-type="float">
            <text:p>0,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85" calcext:value-type="float">
            <text:p>2,85</text:p>
          </table:table-cell>
          <table:table-cell office:value-type="float" office:value="2.32" calcext:value-type="float">
            <text:p>2,32</text:p>
          </table:table-cell>
          <table:table-cell/>
          <table:table-cell table:formula="of:=[.B12]+[.C12]" office:value-type="float" office:value="5.17" calcext:value-type="float">
            <text:p>5,17</text:p>
          </table:table-cell>
          <table:table-cell table:number-columns-repeated="3"/>
          <table:table-cell table:style-name="ce1" office:value-type="float" office:value="100" calcext:value-type="float">
            <text:p>100,00</text:p>
          </table:table-cell>
          <table:table-cell table:formula="of:=1/100" office:value-type="float" office:value="0.01" calcext:value-type="float">
            <text:p>0,01</text:p>
          </table:table-cell>
          <table:table-cell office:value-type="float" office:value="2.97" calcext:value-type="float">
            <text:p>2,97</text:p>
          </table:table-cell>
          <table:table-cell office:value-type="float" office:value="0.01" calcext:value-type="float">
            <text:p>0,01</text:p>
          </table:table-cell>
          <table:table-cell table:formula="of:=0.7*[.K12]/100" office:value-type="float" office:value="0.02079" calcext:value-type="float">
            <text:p>0,02079</text:p>
          </table:table-cell>
          <table:table-cell office:value-type="float" office:value="-2.18" calcext:value-type="float">
            <text:p>-2,18</text:p>
          </table:table-cell>
          <table:table-cell table:style-name="ce1" table:formula="of:=MAX([.L12];[.M12])" office:value-type="float" office:value="0.02079" calcext:value-type="float">
            <text:p>0,02</text:p>
          </table:table-cell>
          <table:table-cell/>
        </table:table-row>
        <table:table-row table:style-name="ro1">
          <table:table-cell table:number-columns-repeated="8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_c (V)</text:p>
          </table:table-cell>
          <table:table-cell office:value-type="string" calcext:value-type="string">
            <text:p>V_r (V)</text:p>
          </table:table-cell>
          <table:table-cell office:value-type="string" calcext:value-type="string">
            <text:p>Descarga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,28</text:p>
          </table:table-cell>
          <table:table-cell office:value-type="float" office:value="-2.86" calcext:value-type="float">
            <text:p>-2,86</text:p>
          </table:table-cell>
          <table:table-cell/>
          <table:table-cell table:formula="of:=[.B15]+[.C15]" office:value-type="float" office:value="-0.58" calcext:value-type="float">
            <text:p>-0,58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7" calcext:value-type="float">
            <text:p>2,37</text:p>
          </table:table-cell>
          <table:table-cell office:value-type="float" office:value="-2.78" calcext:value-type="float">
            <text:p>-2,78</text:p>
          </table:table-cell>
          <table:table-cell/>
          <table:table-cell table:formula="of:=[.B16]+[.C16]" office:value-type="float" office:value="-0.41" calcext:value-type="float">
            <text:p>-0,41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44" calcext:value-type="float">
            <text:p>2,44</text:p>
          </table:table-cell>
          <table:table-cell office:value-type="float" office:value="-2.71" calcext:value-type="float">
            <text:p>-2,71</text:p>
          </table:table-cell>
          <table:table-cell/>
          <table:table-cell table:formula="of:=[.B17]+[.C17]" office:value-type="float" office:value="-0.27" calcext:value-type="float">
            <text:p>-0,27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2" calcext:value-type="float">
            <text:p>2,52</text:p>
          </table:table-cell>
          <table:table-cell office:value-type="float" office:value="-2.63" calcext:value-type="float">
            <text:p>-2,63</text:p>
          </table:table-cell>
          <table:table-cell/>
          <table:table-cell table:formula="of:=[.B18]+[.C18]" office:value-type="float" office:value="-0.11" calcext:value-type="float">
            <text:p>-0,11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59" calcext:value-type="float">
            <text:p>2,59</text:p>
          </table:table-cell>
          <table:table-cell office:value-type="float" office:value="-2.56" calcext:value-type="float">
            <text:p>-2,56</text:p>
          </table:table-cell>
          <table:table-cell/>
          <table:table-cell table:formula="of:=[.B19]+[.C19]" office:value-type="float" office:value="0.0299999999999998" calcext:value-type="float">
            <text:p>0,0299999999999998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66" calcext:value-type="float">
            <text:p>2,66</text:p>
          </table:table-cell>
          <table:table-cell office:value-type="float" office:value="-2.49" calcext:value-type="float">
            <text:p>-2,49</text:p>
          </table:table-cell>
          <table:table-cell/>
          <table:table-cell table:formula="of:=[.B20]+[.C20]" office:value-type="float" office:value="0.17" calcext:value-type="float">
            <text:p>0,17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73" calcext:value-type="float">
            <text:p>2,73</text:p>
          </table:table-cell>
          <table:table-cell office:value-type="float" office:value="-2.42" calcext:value-type="float">
            <text:p>-2,42</text:p>
          </table:table-cell>
          <table:table-cell/>
          <table:table-cell table:formula="of:=[.B21]+[.C21]" office:value-type="float" office:value="0.31" calcext:value-type="float">
            <text:p>0,31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79" calcext:value-type="float">
            <text:p>2,79</text:p>
          </table:table-cell>
          <table:table-cell office:value-type="float" office:value="-2.36" calcext:value-type="float">
            <text:p>-2,36</text:p>
          </table:table-cell>
          <table:table-cell/>
          <table:table-cell table:formula="of:=[.B22]+[.C22]" office:value-type="float" office:value="0.43" calcext:value-type="float">
            <text:p>0,43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85" calcext:value-type="float">
            <text:p>2,85</text:p>
          </table:table-cell>
          <table:table-cell office:value-type="float" office:value="-2.3" calcext:value-type="float">
            <text:p>-2,3</text:p>
          </table:table-cell>
          <table:table-cell/>
          <table:table-cell table:formula="of:=[.B23]+[.C23]" office:value-type="float" office:value="0.55" calcext:value-type="float">
            <text:p>0,55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91" calcext:value-type="float">
            <text:p>2,91</text:p>
          </table:table-cell>
          <table:table-cell office:value-type="float" office:value="-2.24" calcext:value-type="float">
            <text:p>-2,24</text:p>
          </table:table-cell>
          <table:table-cell/>
          <table:table-cell table:formula="of:=[.B24]+[.C24]" office:value-type="float" office:value="0.67" calcext:value-type="float">
            <text:p>0,67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97" calcext:value-type="float">
            <text:p>2,97</text:p>
          </table:table-cell>
          <table:table-cell office:value-type="float" office:value="-2.18" calcext:value-type="float">
            <text:p>-2,18</text:p>
          </table:table-cell>
          <table:table-cell/>
          <table:table-cell table:formula="of:=[.B25]+[.C25]" office:value-type="float" office:value="0.79" calcext:value-type="float">
            <text:p>0,79</text:p>
          </table:table-cell>
          <table:table-cell table:number-columns-repeated="11"/>
        </table:table-row>
        <table:table-row table:style-name="ro1" table:number-rows-repeated="16">
          <table:table-cell table:number-columns-repeated="16"/>
        </table:table-row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_r (V)</text:p>
          </table:table-cell>
          <table:table-cell office:value-type="string" calcext:value-type="string">
            <text:p>V_c (V)</text:p>
          </table:table-cell>
          <table:table-cell office:value-type="string" calcext:value-type="string">
            <text:p>Carga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,66</text:p>
          </table:table-cell>
          <table:table-cell office:value-type="float" office:value="1.52" calcext:value-type="float">
            <text:p>1,52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56" calcext:value-type="float">
            <text:p>3,56</text:p>
          </table:table-cell>
          <table:table-cell office:value-type="float" office:value="1.61" calcext:value-type="float">
            <text:p>1,61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47" calcext:value-type="float">
            <text:p>3,47</text:p>
          </table:table-cell>
          <table:table-cell office:value-type="float" office:value="1.7" calcext:value-type="float">
            <text:p>1,7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38" calcext:value-type="float">
            <text:p>3,38</text:p>
          </table:table-cell>
          <table:table-cell office:value-type="float" office:value="1.79" calcext:value-type="float">
            <text:p>1,79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3" calcext:value-type="float">
            <text:p>3,3</text:p>
          </table:table-cell>
          <table:table-cell office:value-type="float" office:value="1.87" calcext:value-type="float">
            <text:p>1,87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2" calcext:value-type="float">
            <text:p>3,22</text:p>
          </table:table-cell>
          <table:table-cell office:value-type="float" office:value="1.95" calcext:value-type="float">
            <text:p>1,95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14" calcext:value-type="float">
            <text:p>3,14</text:p>
          </table:table-cell>
          <table:table-cell office:value-type="float" office:value="2.03" calcext:value-type="float">
            <text:p>2,03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06" calcext:value-type="float">
            <text:p>3,06</text:p>
          </table:table-cell>
          <table:table-cell office:value-type="float" office:value="2.1" calcext:value-type="float">
            <text:p>2,1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99" calcext:value-type="float">
            <text:p>2,99</text:p>
          </table:table-cell>
          <table:table-cell office:value-type="float" office:value="2.18" calcext:value-type="float">
            <text:p>2,18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92" calcext:value-type="float">
            <text:p>2,92</text:p>
          </table:table-cell>
          <table:table-cell office:value-type="float" office:value="2.25" calcext:value-type="float">
            <text:p>2,25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85" calcext:value-type="float">
            <text:p>2,85</text:p>
          </table:table-cell>
          <table:table-cell office:value-type="float" office:value="2.32" calcext:value-type="float">
            <text:p>2,32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_r (V)</text:p>
          </table:table-cell>
          <table:table-cell office:value-type="string" calcext:value-type="string">
            <text:p>V_c (V)</text:p>
          </table:table-cell>
          <table:table-cell/>
          <table:table-cell office:value-type="string" calcext:value-type="string">
            <text:p>Descarga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8" calcext:value-type="float">
            <text:p>2,28</text:p>
          </table:table-cell>
          <table:table-cell office:value-type="float" office:value="2.86" calcext:value-type="float">
            <text:p>2,86</text:p>
          </table:table-cell>
          <table:table-cell table:formula="of:=-[.B56]" office:value-type="float" office:value="-2.28" calcext:value-type="float">
            <text:p>-2,28</text:p>
          </table:table-cell>
          <table:table-cell/>
          <table:table-cell table:formula="of:=LN([.C56])" office:value-type="float" office:value="1.05082162483176" calcext:value-type="float">
            <text:p>1,0508216248317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7" calcext:value-type="float">
            <text:p>2,37</text:p>
          </table:table-cell>
          <table:table-cell office:value-type="float" office:value="2.78" calcext:value-type="float">
            <text:p>2,78</text:p>
          </table:table-cell>
          <table:table-cell table:formula="of:=-[.B57]" office:value-type="float" office:value="-2.37" calcext:value-type="float">
            <text:p>-2,37</text:p>
          </table:table-cell>
          <table:table-cell/>
          <table:table-cell table:formula="of:=LN([.C57])" office:value-type="float" office:value="1.02245092770255" calcext:value-type="float">
            <text:p>1,0224509277025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44" calcext:value-type="float">
            <text:p>2,44</text:p>
          </table:table-cell>
          <table:table-cell office:value-type="float" office:value="2.71" calcext:value-type="float">
            <text:p>2,71</text:p>
          </table:table-cell>
          <table:table-cell table:formula="of:=-[.B58]" office:value-type="float" office:value="-2.44" calcext:value-type="float">
            <text:p>-2,44</text:p>
          </table:table-cell>
          <table:table-cell/>
          <table:table-cell table:formula="of:=LN([.C58])" office:value-type="float" office:value="0.99694863489161" calcext:value-type="float">
            <text:p>0,99694863489161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52" calcext:value-type="float">
            <text:p>2,52</text:p>
          </table:table-cell>
          <table:table-cell office:value-type="float" office:value="2.63" calcext:value-type="float">
            <text:p>2,63</text:p>
          </table:table-cell>
          <table:table-cell table:formula="of:=-[.B59]" office:value-type="float" office:value="-2.52" calcext:value-type="float">
            <text:p>-2,52</text:p>
          </table:table-cell>
          <table:table-cell/>
          <table:table-cell table:formula="of:=LN([.C59])" office:value-type="float" office:value="0.966983846189673" calcext:value-type="float">
            <text:p>0,96698384618967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59" calcext:value-type="float">
            <text:p>2,59</text:p>
          </table:table-cell>
          <table:table-cell office:value-type="float" office:value="2.56" calcext:value-type="float">
            <text:p>2,56</text:p>
          </table:table-cell>
          <table:table-cell table:formula="of:=-[.B60]" office:value-type="float" office:value="-2.59" calcext:value-type="float">
            <text:p>-2,59</text:p>
          </table:table-cell>
          <table:table-cell/>
          <table:table-cell table:formula="of:=LN([.C60])" office:value-type="float" office:value="0.940007258491471" calcext:value-type="float">
            <text:p>0,940007258491471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66" calcext:value-type="float">
            <text:p>2,66</text:p>
          </table:table-cell>
          <table:table-cell office:value-type="float" office:value="2.49" calcext:value-type="float">
            <text:p>2,49</text:p>
          </table:table-cell>
          <table:table-cell table:formula="of:=-[.B61]" office:value-type="float" office:value="-2.66" calcext:value-type="float">
            <text:p>-2,66</text:p>
          </table:table-cell>
          <table:table-cell/>
          <table:table-cell table:formula="of:=LN([.C61])" office:value-type="float" office:value="0.912282710476616" calcext:value-type="float">
            <text:p>0,912282710476616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73" calcext:value-type="float">
            <text:p>2,73</text:p>
          </table:table-cell>
          <table:table-cell office:value-type="float" office:value="2.42" calcext:value-type="float">
            <text:p>2,42</text:p>
          </table:table-cell>
          <table:table-cell table:formula="of:=-[.B62]" office:value-type="float" office:value="-2.73" calcext:value-type="float">
            <text:p>-2,73</text:p>
          </table:table-cell>
          <table:table-cell/>
          <table:table-cell table:formula="of:=LN([.C62])" office:value-type="float" office:value="0.883767540168595" calcext:value-type="float">
            <text:p>0,883767540168595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79" calcext:value-type="float">
            <text:p>2,79</text:p>
          </table:table-cell>
          <table:table-cell office:value-type="float" office:value="2.36" calcext:value-type="float">
            <text:p>2,36</text:p>
          </table:table-cell>
          <table:table-cell table:formula="of:=-[.B63]" office:value-type="float" office:value="-2.79" calcext:value-type="float">
            <text:p>-2,79</text:p>
          </table:table-cell>
          <table:table-cell/>
          <table:table-cell table:formula="of:=LN([.C63])" office:value-type="float" office:value="0.858661619037519" calcext:value-type="float">
            <text:p>0,85866161903751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85" calcext:value-type="float">
            <text:p>2,85</text:p>
          </table:table-cell>
          <table:table-cell office:value-type="float" office:value="2.3" calcext:value-type="float">
            <text:p>2,3</text:p>
          </table:table-cell>
          <table:table-cell table:formula="of:=-[.B64]" office:value-type="float" office:value="-2.85" calcext:value-type="float">
            <text:p>-2,85</text:p>
          </table:table-cell>
          <table:table-cell/>
          <table:table-cell table:formula="of:=LN([.C64])" office:value-type="float" office:value="0.832909122935104" calcext:value-type="float">
            <text:p>0,832909122935104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91" calcext:value-type="float">
            <text:p>2,91</text:p>
          </table:table-cell>
          <table:table-cell office:value-type="float" office:value="2.24" calcext:value-type="float">
            <text:p>2,24</text:p>
          </table:table-cell>
          <table:table-cell table:formula="of:=-[.B65]" office:value-type="float" office:value="-2.91" calcext:value-type="float">
            <text:p>-2,91</text:p>
          </table:table-cell>
          <table:table-cell/>
          <table:table-cell table:formula="of:=LN([.C65])" office:value-type="float" office:value="0.806475865866949" calcext:value-type="float">
            <text:p>0,80647586586694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97" calcext:value-type="float">
            <text:p>2,97</text:p>
          </table:table-cell>
          <table:table-cell office:value-type="float" office:value="2.18" calcext:value-type="float">
            <text:p>2,18</text:p>
          </table:table-cell>
          <table:table-cell table:formula="of:=-[.B66]" office:value-type="float" office:value="-2.97" calcext:value-type="float">
            <text:p>-2,97</text:p>
          </table:table-cell>
          <table:table-cell/>
          <table:table-cell table:formula="of:=LN([.C66])" office:value-type="float" office:value="0.779324876800998" calcext:value-type="float">
            <text:p>0,779324876800998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ef</text:p>
          </table:table-cell>
          <table:table-cell table:number-matrix-columns-spanned="2" table:number-matrix-rows-spanned="5" table:formula="of:=LINEST([.F56:.F66];[.A56:.A66];1;1)" office:value-type="float" office:value="-0.00271489699635719" calcext:value-type="float">
            <text:p>-0,00271489699635719</text:p>
          </table:table-cell>
          <table:table-cell office:value-type="float" office:value="1.04943885230812" calcext:value-type="float">
            <text:p>1,0494388523081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err</text:p>
          </table:table-cell>
          <table:table-cell office:value-type="float" office:value="0.0000147007955736103" calcext:value-type="float">
            <text:p>1,47007955736103E-05</text:p>
          </table:table-cell>
          <table:table-cell office:value-type="float" office:value="0.000869710794885164" calcext:value-type="float">
            <text:p>0,0008697107948851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R</text:p>
          </table:table-cell>
          <table:table-cell office:value-type="float" office:value="0.999736182936006" calcext:value-type="float">
            <text:p>0,999736182936006</text:p>
          </table:table-cell>
          <table:table-cell office:value-type="float" office:value="0.00154183244727431" calcext:value-type="float">
            <text:p>0,0015418324472743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isher</text:p>
          </table:table-cell>
          <table:table-cell office:value-type="float" office:value="34105.5484062143" calcext:value-type="float">
            <text:p>34105,5484062143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0.0810773227091221" calcext:value-type="float">
            <text:p>0,0810773227091221</text:p>
          </table:table-cell>
          <table:table-cell office:value-type="float" office:value="0.000021395225659211" calcext:value-type="float">
            <text:p>2,1395225659211E-05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formula="of:=LN([.C67])" office:value-type="string" office:string-value="" calcext:value-type="error">
            <text:p>Err:502</text:p>
          </table:table-cell>
          <table:table-cell/>
          <table:table-cell office:value-type="string" calcext:value-type="string">
            <text:p>C=47e-6 (F)</text:p>
          </table:table-cell>
          <table:table-cell table:number-columns-repeated="13"/>
        </table:table-row>
        <table:table-row table:style-name="ro1">
          <table:table-cell table:formula="of:=LN([.C68])" office:value-type="string" office:string-value="" calcext:value-type="error">
            <text:p>Err:502</text:p>
          </table:table-cell>
          <table:table-cell table:number-columns-repeated="15"/>
        </table:table-row>
        <table:table-row table:style-name="ro1">
          <table:table-cell table:formula="of:=LN([.C69])" office:value-type="string" office:string-value="" calcext:value-type="error">
            <text:p>Err:502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3:40:59.83643732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9:10:49.528991007</meta:creation-date>
    <dc:date>2025-04-08T14:36:06.669590581</dc:date>
    <meta:editing-duration>PT43M31S</meta:editing-duration>
    <meta:editing-cycles>15</meta:editing-cycles>
    <meta:generator>LibreOffice/24.8.6.2$Linux_X86_64 LibreOffice_project/d50be90c1d90f0f90a5235ffcbbafbbfa38a83c2</meta:generator>
    <meta:document-statistic meta:table-count="1" meta:cell-count="295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279cm" svg:height="2.711cm" xlink:href=".." xlink:type="simple" chart:class="chart:scatter" chart:style-name="ch1">
        <chart:legend chart:legend-position="end" svg:x="4.15cm" svg:y="0.558cm" style:legend-expansion="high" chart:style-name="ch2"/>
        <chart:plot-area chart:style-name="ch3" table:cell-range-address="Hoja1.I1:Hoja1.I12 Hoja1.J1:Hoja1.O1 Hoja1.K2:Hoja1.O12" chart:data-source-has-labels="row" svg:x="0.165cm" svg:y="0.054cm" svg:width="3.82cm" svg:height="2.603cm">
          <chart:coordinate-region svg:x="0.78cm" svg:y="0.253cm" svg:width="3.064cm" svg:height="2.2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K2:Hoja1.K12" chart:label-cell-address="Hoja1.J1:Hoja1.J1" chart:class="chart:scatter">
            <chart:domain table:cell-range-address="Hoja1.I2:Hoja1.I12"/>
            <chart:data-point chart:repeated="11"/>
          </chart:series>
          <chart:series chart:style-name="ch8" chart:values-cell-range-address="Hoja1.K2:Hoja1.K12" chart:label-cell-address="Hoja1.K1:Hoja1.K1" chart:class="chart:scatter">
            <chart:data-point chart:repeated="11"/>
          </chart:series>
          <chart:series chart:style-name="ch9" chart:values-cell-range-address="Hoja1.L2:Hoja1.L12" chart:label-cell-address="Hoja1.L1:Hoja1.L1" chart:class="chart:scatter">
            <chart:data-point chart:repeated="11"/>
          </chart:series>
          <chart:series chart:style-name="ch10" chart:values-cell-range-address="Hoja1.M2:Hoja1.M12" chart:label-cell-address="Hoja1.M1:Hoja1.M1" chart:class="chart:scatter">
            <chart:data-point chart:repeated="11"/>
          </chart:series>
          <chart:series chart:style-name="ch11" chart:values-cell-range-address="Hoja1.N2:Hoja1.N12" chart:label-cell-address="Hoja1.N1:Hoja1.N1" chart:class="chart:scatter">
            <chart:data-point chart:repeated="11"/>
          </chart:series>
          <chart:series chart:style-name="ch12" chart:values-cell-range-address="Hoja1.O2:Hoja1.O12" chart:label-cell-address="Hoja1.O1:Hoja1.O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I</text:p>
              </table:table-cell>
              <table:table-cell office:value-type="string">
                <text:p>Error t</text:p>
                <draw:g>
                  <svg:desc>Hoja1.J1:Hoja1.J1</svg:desc>
                </draw:g>
              </table:table-cell>
              <table:table-cell office:value-type="string">
                <text:p>V_c (V)</text:p>
                <draw:g>
                  <svg:desc>Hoja1.K1:Hoja1.K1</svg:desc>
                </draw:g>
              </table:table-cell>
              <table:table-cell office:value-type="string">
                <text:p>Error</text:p>
                <draw:g>
                  <svg:desc>Hoja1.L1:Hoja1.L1</svg:desc>
                </draw:g>
              </table:table-cell>
              <table:table-cell office:value-type="string">
                <text:p>Error por.</text:p>
                <draw:g>
                  <svg:desc>Hoja1.M1:Hoja1.M1</svg:desc>
                </draw:g>
              </table:table-cell>
              <table:table-cell office:value-type="string">
                <text:p>V_r (V)</text:p>
                <draw:g>
                  <svg:desc>Hoja1.N1:Hoja1.N1</svg:desc>
                </draw:g>
              </table:table-cell>
              <table:table-cell office:value-type="string">
                <text:p/>
                <draw:g>
                  <svg:desc>Hoja1.O1:Hoja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I2:Hoja1.I12</svg:desc>
                </draw:g>
              </table:table-cell>
              <table:table-cell office:value-type="float" office:value="2.28">
                <text:p>2.28</text:p>
                <draw:g>
                  <svg:desc>Hoja1.K2:Hoja1.K12</svg:desc>
                </draw:g>
              </table:table-cell>
              <table:table-cell office:value-type="float" office:value="2.28">
                <text:p>2.28</text:p>
                <draw:g>
                  <svg:desc>Hoja1.K2:Hoja1.K12</svg:desc>
                </draw:g>
              </table:table-cell>
              <table:table-cell office:value-type="float" office:value="0.01">
                <text:p>0.01</text:p>
                <draw:g>
                  <svg:desc>Hoja1.L2:Hoja1.L12</svg:desc>
                </draw:g>
              </table:table-cell>
              <table:table-cell office:value-type="float" office:value="0.01596">
                <text:p>0.01596</text:p>
                <draw:g>
                  <svg:desc>Hoja1.M2:Hoja1.M12</svg:desc>
                </draw:g>
              </table:table-cell>
              <table:table-cell office:value-type="float" office:value="-2.86">
                <text:p>-2.86</text:p>
                <draw:g>
                  <svg:desc>Hoja1.N2:Hoja1.N12</svg:desc>
                </draw:g>
              </table:table-cell>
              <table:table-cell office:value-type="float" office:value="0.01596">
                <text:p>0.01596</text:p>
                <draw:g>
                  <svg:desc>Hoja1.O2:Hoja1.O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.37">
                <text:p>2.37</text:p>
              </table:table-cell>
              <table:table-cell office:value-type="float" office:value="2.37">
                <text:p>2.37</text:p>
              </table:table-cell>
              <table:table-cell office:value-type="float" office:value="0.01">
                <text:p>0.01</text:p>
              </table:table-cell>
              <table:table-cell office:value-type="float" office:value="0.01659">
                <text:p>0.01659</text:p>
              </table:table-cell>
              <table:table-cell office:value-type="float" office:value="-2.78">
                <text:p>-2.78</text:p>
              </table:table-cell>
              <table:table-cell office:value-type="float" office:value="0.01659">
                <text:p>0.01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.44">
                <text:p>2.44</text:p>
              </table:table-cell>
              <table:table-cell office:value-type="float" office:value="2.44">
                <text:p>2.44</text:p>
              </table:table-cell>
              <table:table-cell office:value-type="float" office:value="0.01">
                <text:p>0.01</text:p>
              </table:table-cell>
              <table:table-cell office:value-type="float" office:value="0.01708">
                <text:p>0.01708</text:p>
              </table:table-cell>
              <table:table-cell office:value-type="float" office:value="-2.71">
                <text:p>-2.71</text:p>
              </table:table-cell>
              <table:table-cell office:value-type="float" office:value="0.01708">
                <text:p>0.01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.52">
                <text:p>2.52</text:p>
              </table:table-cell>
              <table:table-cell office:value-type="float" office:value="2.52">
                <text:p>2.52</text:p>
              </table:table-cell>
              <table:table-cell office:value-type="float" office:value="0.01">
                <text:p>0.01</text:p>
              </table:table-cell>
              <table:table-cell office:value-type="float" office:value="0.01764">
                <text:p>0.01764</text:p>
              </table:table-cell>
              <table:table-cell office:value-type="float" office:value="-2.63">
                <text:p>-2.63</text:p>
              </table:table-cell>
              <table:table-cell office:value-type="float" office:value="0.01764">
                <text:p>0.01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.59">
                <text:p>2.59</text:p>
              </table:table-cell>
              <table:table-cell office:value-type="float" office:value="2.59">
                <text:p>2.59</text:p>
              </table:table-cell>
              <table:table-cell office:value-type="float" office:value="0.01">
                <text:p>0.01</text:p>
              </table:table-cell>
              <table:table-cell office:value-type="float" office:value="0.01813">
                <text:p>0.01813</text:p>
              </table:table-cell>
              <table:table-cell office:value-type="float" office:value="-2.56">
                <text:p>-2.56</text:p>
              </table:table-cell>
              <table:table-cell office:value-type="float" office:value="0.01813">
                <text:p>0.018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.66">
                <text:p>2.66</text:p>
              </table:table-cell>
              <table:table-cell office:value-type="float" office:value="2.66">
                <text:p>2.66</text:p>
              </table:table-cell>
              <table:table-cell office:value-type="float" office:value="0.01">
                <text:p>0.01</text:p>
              </table:table-cell>
              <table:table-cell office:value-type="float" office:value="0.01862">
                <text:p>0.01862</text:p>
              </table:table-cell>
              <table:table-cell office:value-type="float" office:value="-2.49">
                <text:p>-2.49</text:p>
              </table:table-cell>
              <table:table-cell office:value-type="float" office:value="0.01862">
                <text:p>0.01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.73">
                <text:p>2.73</text:p>
              </table:table-cell>
              <table:table-cell office:value-type="float" office:value="2.73">
                <text:p>2.73</text:p>
              </table:table-cell>
              <table:table-cell office:value-type="float" office:value="0.01">
                <text:p>0.01</text:p>
              </table:table-cell>
              <table:table-cell office:value-type="float" office:value="0.01911">
                <text:p>0.01911</text:p>
              </table:table-cell>
              <table:table-cell office:value-type="float" office:value="-2.42">
                <text:p>-2.42</text:p>
              </table:table-cell>
              <table:table-cell office:value-type="float" office:value="0.01911">
                <text:p>0.01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.79">
                <text:p>2.79</text:p>
              </table:table-cell>
              <table:table-cell office:value-type="float" office:value="2.79">
                <text:p>2.79</text:p>
              </table:table-cell>
              <table:table-cell office:value-type="float" office:value="0.01">
                <text:p>0.01</text:p>
              </table:table-cell>
              <table:table-cell office:value-type="float" office:value="0.01953">
                <text:p>0.01953</text:p>
              </table:table-cell>
              <table:table-cell office:value-type="float" office:value="-2.36">
                <text:p>-2.36</text:p>
              </table:table-cell>
              <table:table-cell office:value-type="float" office:value="0.01953">
                <text:p>0.01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.85">
                <text:p>2.85</text:p>
              </table:table-cell>
              <table:table-cell office:value-type="float" office:value="2.85">
                <text:p>2.85</text:p>
              </table:table-cell>
              <table:table-cell office:value-type="float" office:value="0.01">
                <text:p>0.01</text:p>
              </table:table-cell>
              <table:table-cell office:value-type="float" office:value="0.01995">
                <text:p>0.01995</text:p>
              </table:table-cell>
              <table:table-cell office:value-type="float" office:value="-2.3">
                <text:p>-2.3</text:p>
              </table:table-cell>
              <table:table-cell office:value-type="float" office:value="0.01995">
                <text:p>0.01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.91">
                <text:p>2.91</text:p>
              </table:table-cell>
              <table:table-cell office:value-type="float" office:value="2.91">
                <text:p>2.91</text:p>
              </table:table-cell>
              <table:table-cell office:value-type="float" office:value="0.01">
                <text:p>0.01</text:p>
              </table:table-cell>
              <table:table-cell office:value-type="float" office:value="0.02037">
                <text:p>0.02037</text:p>
              </table:table-cell>
              <table:table-cell office:value-type="float" office:value="-2.24">
                <text:p>-2.24</text:p>
              </table:table-cell>
              <table:table-cell office:value-type="float" office:value="0.02037">
                <text:p>0.02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.97">
                <text:p>2.97</text:p>
              </table:table-cell>
              <table:table-cell office:value-type="float" office:value="2.97">
                <text:p>2.97</text:p>
              </table:table-cell>
              <table:table-cell office:value-type="float" office:value="0.01">
                <text:p>0.01</text:p>
              </table:table-cell>
              <table:table-cell office:value-type="float" office:value="0.02079">
                <text:p>0.02079</text:p>
              </table:table-cell>
              <table:table-cell office:value-type="float" office:value="-2.18">
                <text:p>-2.18</text:p>
              </table:table-cell>
              <table:table-cell office:value-type="float" office:value="0.02079">
                <text:p>0.020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d50be90c1d90f0f90a5235ffcbbafbbfa38a83c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style-name="ch1">
        <chart:legend chart:legend-position="end" svg:x="13.555cm" svg:y="4.206cm" style:legend-expansion="high" chart:style-name="ch2"/>
        <chart:plot-area chart:style-name="ch3" table:cell-range-address="Hoja1.A15:Hoja1.B25" svg:x="0.32cm" svg:y="0.18cm" svg:width="12.915cm" svg:height="8.65cm">
          <chart:coordinate-region svg:x="1.049cm" svg:y="0.379cm" svg:width="11.898cm" svg:height="7.8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B15:Hoja1.B25" chart:class="chart:scatter">
            <chart:domain table:cell-range-address="Hoja1.A15:Hoja1.A25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A15:Hoja1.A25</svg:desc>
                </draw:g>
              </table:table-cell>
              <table:table-cell office:value-type="float" office:value="2.28">
                <text:p>2.28</text:p>
                <draw:g>
                  <svg:desc>Hoja1.B15:Hoja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.97">
                <text:p>2.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d50be90c1d90f0f90a5235ffcbbafbbfa38a83c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25cm" svg:y="4.201cm" style:legend-expansion="high" chart:style-name="ch2"/>
        <chart:plot-area chart:style-name="ch3" table:cell-range-address="Hoja1.A15:Hoja1.A25 Hoja1.C15:Hoja1.C25" svg:x="0.32cm" svg:y="0.18cm" svg:width="12.885cm" svg:height="8.64cm">
          <chart:coordinate-region svg:x="1.164cm" svg:y="0.379cm" svg:width="11.75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15:Hoja1.C25" chart:class="chart:scatter">
            <chart:domain table:cell-range-address="Hoja1.A15:Hoja1.A25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A15:Hoja1.A25</svg:desc>
                </draw:g>
              </table:table-cell>
              <table:table-cell office:value-type="float" office:value="-2.86">
                <text:p>-2.86</text:p>
                <draw:g>
                  <svg:desc>Hoja1.C15:Hoja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2.78">
                <text:p>-2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-2.71">
                <text:p>-2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-2.63">
                <text:p>-2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-2.56">
                <text:p>-2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-2.49">
                <text:p>-2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-2.42">
                <text:p>-2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-2.36">
                <text:p>-2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-2.18">
                <text:p>-2.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d50be90c1d90f0f90a5235ffcbbafbbfa38a83c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9cm" xlink:href=".." xlink:type="simple" chart:class="chart:scatter" chart:style-name="ch1">
        <chart:legend chart:legend-position="end" svg:x="13.555cm" svg:y="4.205cm" style:legend-expansion="high" chart:style-name="ch2"/>
        <chart:plot-area chart:style-name="ch3" table:cell-range-address="Hoja1.A43:Hoja1.B53" svg:x="0.32cm" svg:y="0.18cm" svg:width="12.915cm" svg:height="8.649cm">
          <chart:coordinate-region svg:x="1.049cm" svg:y="0.379cm" svg:width="11.898cm" svg:height="7.8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B43:Hoja1.B53" chart:class="chart:scatter">
            <chart:domain table:cell-range-address="Hoja1.A43:Hoja1.A53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A43:Hoja1.A53</svg:desc>
                </draw:g>
              </table:table-cell>
              <table:table-cell office:value-type="float" office:value="3.66">
                <text:p>3.66</text:p>
                <draw:g>
                  <svg:desc>Hoja1.B43:Hoja1.B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.85">
                <text:p>2.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d50be90c1d90f0f90a5235ffcbbafbbfa38a83c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9cm" xlink:href=".." xlink:type="simple" chart:class="chart:scatter" chart:style-name="ch1">
        <chart:legend chart:legend-position="end" svg:x="13.536cm" svg:y="4.205cm" style:legend-expansion="high" chart:style-name="ch2"/>
        <chart:plot-area chart:style-name="ch3" table:cell-range-address="Hoja1.A43:Hoja1.A53 Hoja1.C43:Hoja1.C53" svg:x="0.32cm" svg:y="0.18cm" svg:width="12.896cm" svg:height="8.649cm">
          <chart:coordinate-region svg:x="1.049cm" svg:y="0.379cm" svg:width="11.878cm" svg:height="7.8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43:Hoja1.C53" chart:class="chart:scatter">
            <chart:domain table:cell-range-address="Hoja1.A43:Hoja1.A53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A43:Hoja1.A53</svg:desc>
                </draw:g>
              </table:table-cell>
              <table:table-cell office:value-type="float" office:value="1.52">
                <text:p>1.52</text:p>
                <draw:g>
                  <svg:desc>Hoja1.C43:Hoja1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.32">
                <text:p>2.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d50be90c1d90f0f90a5235ffcbbafbbfa38a83c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style-name="ch1">
        <chart:legend chart:legend-position="end" svg:x="13.536cm" svg:y="4.206cm" style:legend-expansion="high" chart:style-name="ch2"/>
        <chart:plot-area chart:style-name="ch3" table:cell-range-address="Hoja1.A56:Hoja1.A66 Hoja1.C56:Hoja1.C66" svg:x="0.32cm" svg:y="0.18cm" svg:width="12.896cm" svg:height="8.65cm">
          <chart:coordinate-region svg:x="1.049cm" svg:y="0.379cm" svg:width="11.878cm" svg:height="7.8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56:Hoja1.C66" chart:class="chart:scatter">
            <chart:domain table:cell-range-address="Hoja1.A56:Hoja1.A66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A56:Hoja1.A66</svg:desc>
                </draw:g>
              </table:table-cell>
              <table:table-cell office:value-type="float" office:value="2.86">
                <text:p>2.86</text:p>
                <draw:g>
                  <svg:desc>Hoja1.C56:Hoja1.C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.18">
                <text:p>2.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d50be90c1d90f0f90a5235ffcbbafbbfa38a83c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style-name="ch1">
        <chart:legend chart:legend-position="end" svg:x="13.555cm" svg:y="4.206cm" style:legend-expansion="high" chart:style-name="ch2"/>
        <chart:plot-area chart:style-name="ch3" table:cell-range-address="Hoja1.A56:Hoja1.B66" svg:x="0.32cm" svg:y="0.18cm" svg:width="12.915cm" svg:height="8.65cm">
          <chart:coordinate-region svg:x="1.049cm" svg:y="0.379cm" svg:width="11.898cm" svg:height="7.8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B56:Hoja1.B66" chart:class="chart:scatter">
            <chart:domain table:cell-range-address="Hoja1.A56:Hoja1.A66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A56:Hoja1.A66</svg:desc>
                </draw:g>
              </table:table-cell>
              <table:table-cell office:value-type="float" office:value="2.28">
                <text:p>2.28</text:p>
                <draw:g>
                  <svg:desc>Hoja1.B56:Hoja1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.97">
                <text:p>2.9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d50be90c1d90f0f90a5235ffcbbafbbfa38a83c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25cm" svg:y="4.201cm" style:legend-expansion="high" chart:style-name="ch2"/>
        <chart:plot-area chart:style-name="ch3" table:cell-range-address="Hoja1.A56:Hoja1.A66 Hoja1.D56:Hoja1.D66" svg:x="0.32cm" svg:y="0.18cm" svg:width="12.885cm" svg:height="8.64cm">
          <chart:coordinate-region svg:x="1.164cm" svg:y="0.379cm" svg:width="11.75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D56:Hoja1.D66" chart:class="chart:scatter">
            <chart:domain table:cell-range-address="Hoja1.A56:Hoja1.A66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A56:Hoja1.A66</svg:desc>
                </draw:g>
              </table:table-cell>
              <table:table-cell office:value-type="float" office:value="-2.28">
                <text:p>-2.28</text:p>
                <draw:g>
                  <svg:desc>Hoja1.D56:Hoja1.D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2.37">
                <text:p>-2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-2.44">
                <text:p>-2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-2.59">
                <text:p>-2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-2.66">
                <text:p>-2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-2.73">
                <text:p>-2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-2.79">
                <text:p>-2.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-2.85">
                <text:p>-2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-2.91">
                <text:p>-2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-2.97">
                <text:p>-2.9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d50be90c1d90f0f90a5235ffcbbafbbfa38a83c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4cm" svg:y="4.201cm" style:legend-expansion="high" chart:style-name="ch2"/>
        <chart:plot-area chart:style-name="ch3" table:cell-range-address="Hoja1.A56:Hoja1.A66 Hoja1.F56:Hoja1.F66" svg:x="0.32cm" svg:y="0.18cm" svg:width="12.904cm" svg:height="8.64cm">
          <chart:coordinate-region svg:x="1.145cm" svg:y="0.379cm" svg:width="11.88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A56:Hoja1.A66 Hoja1.F56:Hoja1.F66" chart:class="chart:scatte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 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A56:Hoja1.A66 Hoja1.F56:Hoja1.F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5082162483176">
                <text:p>1.05082162483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245092770255">
                <text:p>1.02245092770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694863489161">
                <text:p>0.99694863489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66983846189673">
                <text:p>0.966983846189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0007258491471">
                <text:p>0.940007258491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2282710476616">
                <text:p>0.912282710476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83767540168595">
                <text:p>0.8837675401685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58661619037519">
                <text:p>0.8586616190375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32909122935104">
                <text:p>0.8329091229351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6475865866949">
                <text:p>0.806475865866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9324876800998">
                <text:p>0.77932487680099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d50be90c1d90f0f90a5235ffcbbafbbfa38a83c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